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sAreDifferent.ArgumentsAreDifferent( String message , String wanted , String actu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sAreDiffer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AreDifferent.getUnfiltered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gumentsAreDifferen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